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나눔고딕코딩1" svg:font-family="나눔고딕코딩" style:font-family-generic="modern" style:font-pitch="fixed"/>
    <style:font-face style:name="나눔고딕1" svg:font-family="나눔고딕" style:font-pitch="variable"/>
    <style:font-face style:name="나눔고딕코딩" svg:font-family="나눔고딕코딩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14b4d3" officeooo:paragraph-rsid="0014b4d3"/>
    </style:style>
    <style:style style:name="P2" style:family="paragraph" style:parent-style-name="Standard">
      <style:text-properties officeooo:rsid="0014b4d3" officeooo:paragraph-rsid="00287ca8"/>
    </style:style>
    <style:style style:name="P3" style:family="paragraph" style:parent-style-name="Standard">
      <style:text-properties officeooo:rsid="00196989" officeooo:paragraph-rsid="00196989"/>
    </style:style>
    <style:style style:name="P4" style:family="paragraph" style:parent-style-name="Standard">
      <style:paragraph-properties fo:line-height="100%" style:text-autospace="none">
        <style:tab-stops/>
      </style:paragraph-properties>
      <style:text-properties officeooo:rsid="00196989" officeooo:paragraph-rsid="00196989"/>
    </style:style>
    <style:style style:name="P5" style:family="paragraph" style:parent-style-name="Standard">
      <style:text-properties officeooo:rsid="00287ca8" officeooo:paragraph-rsid="00287ca8"/>
    </style:style>
    <style:style style:name="P6" style:family="paragraph" style:parent-style-name="Standard">
      <style:paragraph-properties fo:break-before="page"/>
      <style:text-properties officeooo:rsid="00287ca8" officeooo:paragraph-rsid="00287ca8"/>
    </style:style>
    <style:style style:name="P7" style:family="paragraph" style:parent-style-name="Standard" style:list-style-name="L1">
      <style:text-properties officeooo:rsid="00196989" officeooo:paragraph-rsid="00196989"/>
    </style:style>
    <style:style style:name="P8" style:family="paragraph" style:parent-style-name="Standard" style:list-style-name="L1">
      <style:text-properties officeooo:rsid="00297cfe" officeooo:paragraph-rsid="00297cfe"/>
    </style:style>
    <style:style style:name="P9" style:family="paragraph" style:parent-style-name="Standard" style:list-style-name="L1">
      <style:text-properties style:font-name="나눔고딕코딩" fo:font-size="10pt" officeooo:rsid="00297cfe" officeooo:paragraph-rsid="00297cfe" style:font-name-asian="나눔고딕코딩" style:font-size-asian="10pt" style:font-size-complex="10pt"/>
    </style:style>
    <style:style style:name="P10" style:family="paragraph" style:parent-style-name="Standard" style:list-style-name="L1">
      <style:text-properties style:font-name="나눔고딕코딩" fo:font-size="10pt" officeooo:rsid="001dfc11" officeooo:paragraph-rsid="001dfc11" style:font-name-asian="나눔고딕코딩" style:font-size-asian="10pt" style:font-size-complex="10pt"/>
    </style:style>
    <style:style style:name="P11" style:family="paragraph" style:parent-style-name="Standard" style:list-style-name="L1">
      <style:text-properties style:font-name="나눔고딕코딩" fo:font-size="10pt" officeooo:rsid="001dfc11" officeooo:paragraph-rsid="001dfc11" style:font-name-asian="나눔고딕코딩" style:font-size-asian="10pt" style:font-size-complex="10pt" fo:padding="0cm" fo:border="none"/>
    </style:style>
    <style:style style:name="P12" style:family="paragraph" style:parent-style-name="Standard" style:list-style-name="L1">
      <style:text-properties style:font-name="나눔고딕코딩" fo:font-size="10pt" officeooo:rsid="001ec618" officeooo:paragraph-rsid="001ec618" style:font-name-asian="나눔고딕코딩" style:font-size-asian="10pt" style:font-size-complex="10pt"/>
    </style:style>
    <style:style style:name="P13" style:family="paragraph" style:parent-style-name="Standard" style:list-style-name="L1">
      <style:text-properties style:font-name="나눔고딕코딩" fo:font-size="10pt" officeooo:paragraph-rsid="001ec618" style:font-name-asian="나눔고딕코딩" style:font-size-asian="10pt" style:font-size-complex="10pt"/>
    </style:style>
    <style:style style:name="P14" style:family="paragraph" style:parent-style-name="Standard" style:list-style-name="L1">
      <style:text-properties style:font-name="나눔고딕코딩" fo:font-size="10pt" officeooo:rsid="001b915b" officeooo:paragraph-rsid="001ce27e" style:font-name-asian="나눔고딕코딩" style:font-size-asian="10pt" style:font-size-complex="10pt" fo:padding="0cm" fo:border="none"/>
    </style:style>
    <style:style style:name="P15" style:family="paragraph" style:parent-style-name="Standard" style:list-style-name="L1">
      <style:text-properties style:font-name="나눔고딕코딩" fo:font-size="10pt" officeooo:rsid="001b915b" officeooo:paragraph-rsid="001b915b" style:font-name-asian="나눔고딕코딩" style:font-size-asian="10pt" style:font-size-complex="10pt"/>
    </style:style>
    <style:style style:name="P16" style:family="paragraph" style:parent-style-name="Standard" style:list-style-name="L1">
      <style:text-properties style:font-name="나눔고딕코딩" fo:font-size="10pt" officeooo:rsid="0014b4d3" officeooo:paragraph-rsid="001ce27e" style:font-name-asian="나눔고딕코딩" style:font-size-asian="10pt" style:font-size-complex="10pt" fo:padding="0cm" fo:border="none"/>
    </style:style>
    <style:style style:name="P17" style:family="paragraph" style:parent-style-name="Standard" style:list-style-name="L1">
      <style:text-properties style:font-name="나눔고딕코딩" fo:font-size="10pt" officeooo:rsid="0014b4d3" officeooo:paragraph-rsid="001d6b56" style:font-name-asian="나눔고딕코딩" style:font-size-asian="10pt" style:font-size-complex="10pt" fo:padding="0cm" fo:border="none"/>
    </style:style>
    <style:style style:name="P18" style:family="paragraph" style:parent-style-name="Standard" style:list-style-name="L1">
      <style:text-properties style:font-name="나눔고딕코딩" fo:font-size="10pt" officeooo:rsid="001ce27e" officeooo:paragraph-rsid="001ce27e" style:font-name-asian="나눔고딕코딩" style:font-size-asian="10pt" style:font-size-complex="10pt"/>
    </style:style>
    <style:style style:name="P19" style:family="paragraph" style:parent-style-name="Standard" style:list-style-name="L1">
      <style:text-properties style:font-name="나눔고딕코딩" fo:font-size="10pt" officeooo:rsid="001ce27e" officeooo:paragraph-rsid="001d6b56" style:font-name-asian="나눔고딕코딩" style:font-size-asian="10pt" style:font-size-complex="10pt"/>
    </style:style>
    <style:style style:name="P20" style:family="paragraph" style:parent-style-name="Standard" style:list-style-name="L1">
      <style:text-properties style:font-name="나눔고딕코딩" fo:font-size="10pt" officeooo:rsid="0027471a" officeooo:paragraph-rsid="0027471a" style:font-name-asian="나눔고딕코딩" style:font-size-asian="10pt" style:font-size-complex="10pt"/>
    </style:style>
    <style:style style:name="P21" style:family="paragraph" style:parent-style-name="Standard" style:list-style-name="L1">
      <style:text-properties style:font-name="나눔고딕코딩" fo:font-size="12pt" officeooo:rsid="001ec618" officeooo:paragraph-rsid="001ec618" style:font-name-asian="나눔고딕1" style:font-size-asian="12pt" style:font-size-complex="12pt"/>
    </style:style>
    <style:style style:name="P22" style:family="paragraph" style:parent-style-name="Standard" style:list-style-name="L1">
      <style:text-properties officeooo:rsid="002a7cd5" officeooo:paragraph-rsid="002a7cd5"/>
    </style:style>
    <style:style style:name="P23" style:family="paragraph" style:parent-style-name="Standard" style:list-style-name="L1">
      <style:text-properties fo:color="#000000" officeooo:rsid="00297cfe" officeooo:paragraph-rsid="00297cfe"/>
    </style:style>
    <style:style style:name="P24" style:family="paragraph" style:parent-style-name="Standard" style:list-style-name="L1">
      <style:text-properties fo:color="#000000" style:font-name="나눔고딕코딩" fo:font-size="10pt" officeooo:rsid="00297cfe" officeooo:paragraph-rsid="00297cfe" style:font-name-asian="나눔고딕코딩" style:font-size-asian="10pt" style:font-size-complex="10pt"/>
    </style:style>
    <style:style style:name="P25" style:family="paragraph" style:parent-style-name="Standard" style:list-style-name="L1">
      <style:text-properties officeooo:rsid="001b915b" officeooo:paragraph-rsid="001b915b"/>
    </style:style>
    <style:style style:name="P26" style:family="paragraph" style:parent-style-name="Standard" style:list-style-name="L1">
      <style:text-properties officeooo:rsid="001dfc11" officeooo:paragraph-rsid="001dfc11"/>
    </style:style>
    <style:style style:name="P27" style:family="paragraph" style:parent-style-name="Standard" style:list-style-name="L1">
      <style:text-properties officeooo:rsid="001ec618" officeooo:paragraph-rsid="001ec618"/>
    </style:style>
    <style:style style:name="P28" style:family="paragraph" style:parent-style-name="Standard" style:list-style-name="L1">
      <style:text-properties style:font-name="나눔고딕1" fo:font-size="12pt" officeooo:rsid="0027471a" officeooo:paragraph-rsid="0027471a" style:font-name-asian="나눔고딕코딩" style:font-size-asian="12pt" style:font-size-complex="12pt"/>
    </style:style>
    <style:style style:name="P29" style:family="paragraph" style:parent-style-name="Standard" style:list-style-name="L1">
      <style:text-properties style:font-name="나눔고딕1" fo:font-size="12pt" officeooo:rsid="002ba746" officeooo:paragraph-rsid="002ba746" style:font-name-asian="나눔고딕코딩" style:font-size-asian="12pt" style:font-size-complex="12pt"/>
    </style:style>
    <style:style style:name="P30" style:family="paragraph" style:parent-style-name="Standard" style:list-style-name="L1">
      <style:text-properties style:font-name="나눔고딕1" fo:font-size="12pt" officeooo:rsid="002d48be" officeooo:paragraph-rsid="002eeac8" style:font-name-asian="나눔고딕코딩" style:font-size-asian="12pt" style:font-size-complex="12pt"/>
    </style:style>
    <style:style style:name="P31" style:family="paragraph" style:parent-style-name="Standard" style:list-style-name="L1">
      <style:text-properties style:font-name="나눔고딕1" fo:font-size="12pt" officeooo:rsid="002d48be" officeooo:paragraph-rsid="002d48be" style:font-name-asian="나눔고딕코딩" style:font-size-asian="12pt" style:font-size-complex="12pt"/>
    </style:style>
    <style:style style:name="P32" style:family="paragraph" style:parent-style-name="Standard" style:list-style-name="L1">
      <style:text-properties style:font-name="나눔고딕1" fo:font-size="12pt" officeooo:rsid="002eeac8" officeooo:paragraph-rsid="002eeac8" style:font-name-asian="나눔고딕코딩" style:font-size-asian="12pt" style:font-size-complex="12pt"/>
    </style:style>
    <style:style style:name="P33" style:family="paragraph" style:parent-style-name="Standard" style:list-style-name="L1">
      <style:text-properties style:font-name="나눔고딕1" fo:font-size="12pt" officeooo:rsid="0030bddc" officeooo:paragraph-rsid="0030bddc" style:font-name-asian="나눔고딕코딩" style:font-size-asian="12pt" style:font-size-complex="12pt"/>
    </style:style>
    <style:style style:name="P34" style:family="paragraph" style:parent-style-name="Standard" style:list-style-name="L1">
      <style:text-properties style:font-name="나눔고딕1" fo:font-size="12pt" officeooo:rsid="0032b9e1" officeooo:paragraph-rsid="0032b9e1" style:font-name-asian="나눔고딕코딩" style:font-size-asian="12pt" style:font-size-complex="12pt"/>
    </style:style>
    <style:style style:name="P35" style:family="paragraph" style:parent-style-name="Standard" style:list-style-name="L1">
      <style:text-properties officeooo:rsid="0022ee20" officeooo:paragraph-rsid="0022ee20"/>
    </style:style>
    <style:style style:name="P36" style:family="paragraph" style:parent-style-name="Standard">
      <style:text-properties officeooo:rsid="00287ca8" officeooo:paragraph-rsid="00287ca8"/>
    </style:style>
    <style:style style:name="P37" style:family="paragraph" style:parent-style-name="Standard">
      <style:text-properties officeooo:rsid="0034fe6d" officeooo:paragraph-rsid="0034fe6d"/>
    </style:style>
    <style:style style:name="P38" style:family="paragraph" style:parent-style-name="Standard">
      <style:text-properties officeooo:rsid="00360f7e" officeooo:paragraph-rsid="00360f7e"/>
    </style:style>
    <style:style style:name="P39" style:family="paragraph" style:parent-style-name="Standard">
      <style:text-properties officeooo:rsid="00378968" officeooo:paragraph-rsid="00378968"/>
    </style:style>
    <style:style style:name="P40" style:family="paragraph" style:parent-style-name="Standard" style:list-style-name="L1">
      <style:paragraph-properties fo:break-before="page"/>
      <style:text-properties officeooo:rsid="00196989" officeooo:paragraph-rsid="00196989"/>
    </style:style>
    <style:style style:name="T1" style:family="text">
      <style:text-properties officeooo:rsid="0015c7eb"/>
    </style:style>
    <style:style style:name="T2" style:family="text">
      <style:text-properties officeooo:rsid="001b915b"/>
    </style:style>
    <style:style style:name="T3" style:family="text">
      <style:text-properties officeooo:rsid="0014b4d3"/>
    </style:style>
    <style:style style:name="T4" style:family="text">
      <style:text-properties fo:color="#66cc00"/>
    </style:style>
    <style:style style:name="T5" style:family="text">
      <style:text-properties fo:color="#66cc00" officeooo:rsid="001b915b"/>
    </style:style>
    <style:style style:name="T6" style:family="text">
      <style:text-properties fo:color="#66cc00" officeooo:rsid="001b915b" fo:background-color="transparent" loext:char-shading-value="0"/>
    </style:style>
    <style:style style:name="T7" style:family="text">
      <style:text-properties fo:color="#66cc00" officeooo:rsid="001ce27e"/>
    </style:style>
    <style:style style:name="T8" style:family="text">
      <style:text-properties fo:color="#66cc00" officeooo:rsid="001d6b56"/>
    </style:style>
    <style:style style:name="T9" style:family="text">
      <style:text-properties fo:color="#66cc00" style:font-name="나눔고딕코딩" fo:font-size="10pt" style:font-name-asian="나눔고딕코딩" style:font-size-asian="10pt" style:font-size-complex="10pt"/>
    </style:style>
    <style:style style:name="T10" style:family="text">
      <style:text-properties fo:color="#66cc00" officeooo:rsid="001ec618"/>
    </style:style>
    <style:style style:name="T11" style:family="text">
      <style:text-properties fo:color="#66cc00" officeooo:rsid="0024a548"/>
    </style:style>
    <style:style style:name="T12" style:family="text">
      <style:text-properties fo:color="#66cc00" officeooo:rsid="0022ee20"/>
    </style:style>
    <style:style style:name="T13" style:family="text">
      <style:text-properties fo:color="#66cc00" officeooo:rsid="0033feda"/>
    </style:style>
    <style:style style:name="T14" style:family="text">
      <style:text-properties officeooo:rsid="001ce27e"/>
    </style:style>
    <style:style style:name="T15" style:family="text">
      <style:text-properties officeooo:rsid="001d6b56"/>
    </style:style>
    <style:style style:name="T16" style:family="text">
      <style:text-properties style:font-name="나눔고딕코딩" fo:font-size="10pt" style:font-name-asian="나눔고딕코딩" style:font-size-asian="10pt" style:font-size-complex="10pt"/>
    </style:style>
    <style:style style:name="T17" style:family="text">
      <style:text-properties style:font-name="나눔고딕코딩" fo:font-size="10pt" officeooo:rsid="002a7cd5" style:font-name-asian="나눔고딕코딩" style:font-size-asian="10pt" style:font-size-complex="10pt"/>
    </style:style>
    <style:style style:name="T18" style:family="text">
      <style:text-properties officeooo:rsid="001ec618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22ee20"/>
    </style:style>
    <style:style style:name="T21" style:family="text">
      <style:text-properties officeooo:rsid="0023aa16"/>
    </style:style>
    <style:style style:name="T22" style:family="text">
      <style:text-properties officeooo:rsid="00287ca8"/>
    </style:style>
    <style:style style:name="T23" style:family="text">
      <style:text-properties officeooo:rsid="002a7cd5"/>
    </style:style>
    <style:style style:name="T24" style:family="text">
      <style:text-properties officeooo:rsid="002eeac8"/>
    </style:style>
    <style:style style:name="T25" style:family="text">
      <style:text-properties officeooo:rsid="0033feda"/>
    </style:style>
    <style:style style:name="T26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ter Project</text:p>
      <text:p text:style-name="P1"/>
      <text:p text:style-name="P5">Back-end</text:p>
      <text:p text:style-name="P2"><text:tab/>Server framework : <text:span text:style-name="T1">N</text:span>ode.js</text:p>
      <text:p text:style-name="P2"><text:tab/>Database management system : <text:span text:style-name="T1">M</text:span>ongo<text:span text:style-name="T1">DB</text:span></text:p>
      <text:p text:style-name="P1"/>
      <text:p text:style-name="P5">Front-end</text:p>
      <text:p text:style-name="P2"><text:span text:style-name="T22"><text:tab/>D</text:span>esign framework : <text:span text:style-name="T1">M</text:span>aterialize-<text:span text:style-name="T1">CSS</text:span></text:p>
      <text:p text:style-name="P1"/>
      <text:list xml:id="list4464786196073309675" text:style-name="L1">
        <text:list-item>
          <text:p text:style-name="P40">Node.js</text:p>
          <text:list>
            <text:list-item>
              <text:p text:style-name="P7">Install on ubuntu</text:p>
            </text:list-item>
            <text:list-item>
              <text:p text:style-name="P8">NPM</text:p>
              <text:list>
                <text:list-item>
                  <text:p text:style-name="P8">Node Package Manager</text:p>
                </text:list-item>
                <text:list-item>
                  <text:p text:style-name="P8">Use</text:p>
                  <text:list>
                    <text:list-item>
                      <text:p text:style-name="P8">Install</text:p>
                      <text:list>
                        <text:list-item>
                          <text:p text:style-name="P9"><text:s/>&gt; npm install <text:span text:style-name="T4">module</text:span></text:p>
                        </text:list-item>
                      </text:list>
                    </text:list-item>
                    <text:list-item>
                      <text:p text:style-name="P8">Remove</text:p>
                      <text:list>
                        <text:list-item>
                          <text:p text:style-name="P9"><text:s/>&gt; npm remove <text:span text:style-name="T4">module</text:span></text:p>
                        </text:list-item>
                      </text:list>
                    </text:list-item>
                    <text:list-item>
                      <text:p text:style-name="P8">Options</text:p>
                      <text:list>
                        <text:list-item>
                          <text:p text:style-name="P8">-g</text:p>
                          <text:list>
                            <text:list-item>
                              <text:p text:style-name="P8">글로벌 설치</text:p>
                            </text:list-item>
                          </text:list>
                        </text:list-item>
                        <text:list-item>
                          <text:p text:style-name="P8">--<text:span text:style-name="T23">save</text:span></text:p>
                          <text:list>
                            <text:list-item>
                              <text:p text:style-name="P22">설치와 동시에 package.json 에 등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Select version</text:p>
                      <text:list>
                        <text:list-item>
                          <text:p text:style-name="P8"><text:span text:style-name="T16"><text:s/></text:span><text:span text:style-name="T17">&gt; </text:span><text:span text:style-name="T16">npm install </text:span><text:a xlink:type="simple" xlink:href="mailto:module@version"><text:span text:style-name="T9">module</text:span></text:a><text:a xlink:type="simple" xlink:href="mailto:module@version"><text:span text:style-name="T16">@</text:span></text:a><text:a xlink:type="simple" xlink:href="mailto:module@version"><text:span text:style-name="T9">version</text:span></text:a></text:p>
                        </text:list-item>
                      </text:list>
                    </text:list-item>
                    <text:list-item>
                      <text:p text:style-name="P23">Search</text:p>
                      <text:list>
                        <text:list-item>
                          <text:p text:style-name="P24"><text:s/><text:span text:style-name="T23">&gt; </text:span>npm search <text:span text:style-name="T4">module</text:span></text:p>
                        </text:list-item>
                      </text:list>
                    </text:list-item>
                    <text:list-item>
                      <text:p text:style-name="P23">Get information</text:p>
                      <text:list>
                        <text:list-item>
                          <text:p text:style-name="P24"><text:s/><text:span text:style-name="T23">&gt; </text:span>npm info <text:span text:style-name="T4">modul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3">Searching Web</text:p>
                  <text:list>
                    <text:list-item>
                      <text:p text:style-name="P23"><text:a xlink:type="simple" xlink:href="http://www.npmjs.org/"><text:span text:style-name="T19">http://www.npmjs.org/</text:span></text:a></text:p>
                    </text:list-item>
                  </text:list>
                </text:list-item>
                <text:list-item>
                  <text:p text:style-name="P23"/>
                </text:list-item>
              </text:list>
            </text:list-item>
            <text:list-item>
              <text:p text:style-name="P25">Modules</text:p>
              <text:list>
                <text:list-item>
                  <text:p text:style-name="P25">Socket.io</text:p>
                </text:list-item>
                <text:list-item>
                  <text:p text:style-name="P25">MongoJS</text:p>
                  <text:list>
                    <text:list-item>
                      <text:p text:style-name="P26">Install</text:p>
                      <text:list>
                        <text:list-item>
                          <text:p text:style-name="P10"><text:s/>&gt; sudo npm install mongojs</text:p>
                        </text:list-item>
                      </text:list>
                    </text:list-item>
                    <text:list-item>
                      <text:p text:style-name="P26">Require</text:p>
                      <text:list>
                        <text:list-item>
                          <text:p text:style-name="P10"><text:s/>&gt; var mongojs = require ( 'mongojs' );</text:p>
                        </text:list-item>
                      </text:list>
                    </text:list-item>
                    <text:list-item>
                      <text:p text:style-name="P21">Connect Database</text:p>
                      <text:list>
                        <text:list-item>
                          <text:p text:style-name="P21">Case 1</text:p>
                          <text:list>
                            <text:list-item>
                              <text:p text:style-name="P12"><text:s/>&gt; var db = mongojs ( '<text:span text:style-name="T4">Database</text:span>', '<text:span text:style-name="T4">Collection</text:span>' );</text:p>
                            </text:list-item>
                          </text:list>
                        </text:list-item>
                        <text:list-item>
                          <text:p text:style-name="P21">Case 2</text:p>
                          <text:list>
                            <text:list-item>
                              <text:p text:style-name="P12"><text:s/>&gt; var db = mongojs ( '<text:span text:style-name="T4">Host/Database</text:span>', '<text:span text:style-name="T4">Collection</text:span>' );</text:p>
                            </text:list-item>
                          </text:list>
                        </text:list-item>
                        <text:list-item>
                          <text:p text:style-name="P21">Case 3</text:p>
                          <text:list>
                            <text:list-item>
                              <text:p text:style-name="P12"><text:s/>&gt; var db = mongojs ( '<text:span text:style-name="T4">Name:Password@Host/Database</text:span>', '<text:span text:style-name="T4">Collection</text:span>' );</text:p>
                            </text:list-item>
                          </text:list>
                        </text:list-item>
                        <text:list-item>
                          <text:p text:style-name="P21">Case 4</text:p>
                          <text:list>
                            <text:list-item>
                              <text:p text:style-name="P13"><text:span text:style-name="T18"><text:s/>&gt; var db = mongojs ( '</text:span><text:span text:style-name="T10">Name:Password@Host?</text:span><text:span text:style-name="T4">authMechanism=SCRAM-SHA-1</text:span><text:span text:style-name="T10">/Database</text:span><text:span text:style-name="T18">', '</text:span><text:span text:style-name="T10">Collection</text:span><text:span text:style-name="T18">' );</text:span></text:p>
                            </text:list-item>
                          </text:list>
                        </text:list-item>
                        <text:list-item>
                          <text:p text:style-name="P21">Case 5</text:p>
                          <text:list>
                            <text:list-item>
                              <text:p text:style-name="P13"><text:span text:style-name="T18"><text:s/>&gt; var db = mongojs ( '</text:span><text:span text:style-name="T10">Name:Password@Host?</text:span><text:span text:style-name="T4">authSource=authdb</text:span><text:span text:style-name="T10">/Database</text:span><text:span text:style-name="T18">', '</text:span><text:span text:style-name="T10">Collection</text:span><text:span text:style-name="T18">' );</text:span></text:p>
                            </text:list-item>
                          </text:list>
                        </text:list-item>
                        <text:list-item>
                          <text:p text:style-name="P21">Case 6</text:p>
                          <text:list>
                            <text:list-item>
                              <text:p text:style-name="P12"><text:s/>&gt; var db = mongojs ( '<text:span text:style-name="T4">Database</text:span>' );</text:p>
                            </text:list-item>
                            <text:list-item>
                              <text:p text:style-name="P27"><text:span text:style-name="T16"><text:s/>&gt; var collection = db.collection ( '</text:span><text:span text:style-name="T9">Collection</text:span><text:span text:style-name="T16">' );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Use Database</text:p>
                      <text:list>
                        <text:list-item>
                          <text:p text:style-name="P28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<text:soft-page-break/>Cookie</text:p>
              <text:list>
                <text:list-item>
                  <text:p text:style-name="P29">Cookie create</text:p>
                  <text:list>
                    <text:list-item>
                      <text:p text:style-name="P29"><text:s/>&gt; response.cookie ( '<text:span text:style-name="T13">Name</text:span>', <text:span text:style-name="T25">'</text:span><text:span text:style-name="T13">Value</text:span><text:span text:style-name="T25">'</text:span>, { maxAge: <text:span text:style-name="T13">Age</text:span>, domain: '<text:span text:style-name="T13">Domain</text:span>' } );</text:p>
                    </text:list-item>
                  </text:list>
                </text:list-item>
                <text:list-item>
                  <text:p text:style-name="P29">Create Example</text:p>
                  <text:list>
                    <text:list-item>
                      <text:p text:style-name="P30"><text:span text:style-name="T24"><text:s/>&gt; </text:span>app.get ( '/writeCookie/:id', function ( request, response ) { </text:p>
                    </text:list-item>
                    <text:list-item>
                      <text:p text:style-name="P32"><text:s/>&gt; </text:p>
                    </text:list-item>
                    <text:list-item>
                      <text:p text:style-name="P30"><text:span text:style-name="T24"><text:s/>&gt; </text:span><text:tab/>request.params.id = request.params.id.substring ( 1, request.params.id.length ); </text:p>
                    </text:list-item>
                    <text:list-item>
                      <text:p text:style-name="P32"><text:s/>&gt; </text:p>
                    </text:list-item>
                    <text:list-item>
                      <text:p text:style-name="P30"><text:span text:style-name="T24"><text:s/>&gt; </text:span><text:tab/>var obj = qs.parse ( request.params.id ); </text:p>
                    </text:list-item>
                    <text:list-item>
                      <text:p text:style-name="P32"><text:s/>&gt; </text:p>
                    </text:list-item>
                    <text:list-item>
                      <text:p text:style-name="P30"><text:span text:style-name="T24"><text:s/>&gt; </text:span><text:tab/>response.cookie ( 'id', obj.id, { maxAge: 1000 * 60 * 60 * 5, domain: '127.0.0.1' } ).cookie ( 'password', obj.password, { maxAge: 1000 * 60 * 60 * 5, domain: '127.0.0.1 } ).send ( 'Create cookie.' ); </text:p>
                    </text:list-item>
                    <text:list-item>
                      <text:p text:style-name="P32"><text:s/>&gt; </text:p>
                    </text:list-item>
                    <text:list-item>
                      <text:p text:style-name="P31"><text:span text:style-name="T24"><text:s/>&gt; </text:span>} );</text:p>
                    </text:list-item>
                  </text:list>
                </text:list-item>
                <text:list-item>
                  <text:p text:style-name="P33">Require modules</text:p>
                  <text:list>
                    <text:list-item>
                      <text:p text:style-name="P34">cookie-parser</text:p>
                    </text:list-item>
                    <text:list-item>
                      <text:p text:style-name="P34">body-parser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14218683792942" text:continue-numbering="true" text:style-name="L1">
        <text:list-item>
          <text:p text:style-name="P40">MongoDB</text:p>
          <text:list>
            <text:list-item>
              <text:p text:style-name="P7">Install on ubuntu</text:p>
            </text:list-item>
            <text:list-item>
              <text:p text:style-name="P7">Start with custom database path</text:p>
              <text:list>
                <text:list-item>
                  <text:p text:style-name="P7"><text:s/><text:span text:style-name="T20">&gt; mongod –-dbpath </text:span><text:span text:style-name="T12">/home/user/workspace/database</text:span><text:span text:style-name="T20"> –-port </text:span><text:span text:style-name="T12">port</text:span><text:span text:style-name="T20"> --auth</text:span></text:p>
                </text:list-item>
              </text:list>
            </text:list-item>
            <text:list-item>
              <text:p text:style-name="P35">Connect on terminal</text:p>
              <text:list>
                <text:list-item>
                  <text:p text:style-name="P35">case 1</text:p>
                  <text:list>
                    <text:list-item>
                      <text:p text:style-name="P35"><text:s/>&gt; mongo</text:p>
                    </text:list-item>
                  </text:list>
                </text:list-item>
                <text:list-item>
                  <text:p text:style-name="P35">case 2</text:p>
                  <text:list>
                    <text:list-item>
                      <text:p text:style-name="P35"><text:s/>&gt; mongo –-port <text:span text:style-name="T11">port</text:span> </text:p>
                    </text:list-item>
                  </text:list>
                </text:list-item>
                <text:list-item>
                  <text:p text:style-name="P35">case <text:span text:style-name="T21">3</text:span></text:p>
                  <text:list>
                    <text:list-item>
                      <text:p text:style-name="P35"><text:s/>&gt; mongo --port <text:span text:style-name="T11">port</text:span> -u "<text:span text:style-name="T11">Name</text:span>" -p "<text:span text:style-name="T11">Password</text:span>" --authenticationDatabase "<text:span text:style-name="T11">Database</text:span>"</text:p>
                    </text:list-item>
                  </text:list>
                </text:list-item>
              </text:list>
            </text:list-item>
            <text:list-item>
              <text:p text:style-name="P25">Create User</text:p>
              <text:list>
                <text:list-item>
                  <text:p text:style-name="P26">Select Database</text:p>
                  <text:list>
                    <text:list-item>
                      <text:p text:style-name="P11"><text:span text:style-name="T2"><text:s/>&gt; use </text:span><text:span text:style-name="T6">Database</text:span></text:p>
                    </text:list-item>
                  </text:list>
                </text:list-item>
                <text:list-item>
                  <text:p text:style-name="P26">Create</text:p>
                  <text:list>
                    <text:list-item>
                      <text:p text:style-name="P14"><text:s/>&gt; db.createUser ( </text:p>
                    </text:list-item>
                    <text:list-item>
                      <text:p text:style-name="P14"><text:s/><text:span text:style-name="T14">&gt; <text:tab/></text:span>{ </text:p>
                    </text:list-item>
                    <text:list-item>
                      <text:p text:style-name="P16"><text:span text:style-name="T2"><text:s/>&gt; </text:span><text:tab/><text:tab/><text:tab/><text:span text:style-name="T2">user: “</text:span><text:span text:style-name="T5">Name</text:span><text:span text:style-name="T2">”, </text:span></text:p>
                    </text:list-item>
                    <text:list-item>
                      <text:p text:style-name="P16"><text:span text:style-name="T2"><text:s/>&gt; </text:span><text:tab/><text:tab/><text:tab/><text:span text:style-name="T2">pwd: “</text:span><text:span text:style-name="T5">Password</text:span><text:span text:style-name="T2">”, </text:span></text:p>
                    </text:list-item>
                    <text:list-item>
                      <text:p text:style-name="P16"><text:span text:style-name="T2"><text:s/>&gt; </text:span><text:tab/><text:tab/><text:tab/><text:span text:style-name="T2">roles: [ </text:span></text:p>
                    </text:list-item>
                    <text:list-item>
                      <text:p text:style-name="P16"><text:span text:style-name="T2"><text:s/>&gt; </text:span><text:tab/><text:tab/><text:tab/><text:tab/><text:span text:style-name="T2">{ </text:span></text:p>
                    </text:list-item>
                    <text:list-item>
                      <text:p text:style-name="P16"><text:span text:style-name="T2"><text:s/>&gt; </text:span><text:tab/><text:tab/><text:tab/><text:tab/><text:tab/><text:span text:style-name="T2">role: “</text:span><text:span text:style-name="T5">Role</text:span><text:span text:style-name="T2">”, </text:span></text:p>
                    </text:list-item>
                    <text:list-item>
                      <text:p text:style-name="P16"><text:span text:style-name="T2"><text:s/>&gt; </text:span><text:tab/><text:tab/><text:tab/><text:tab/><text:tab/><text:span text:style-name="T2">db: “</text:span><text:span text:style-name="T5">Database</text:span><text:span text:style-name="T2">”</text:span></text:p>
                    </text:list-item>
                    <text:list-item>
                      <text:p text:style-name="P16"><text:span text:style-name="T2"><text:s/>&gt; </text:span><text:tab/><text:tab/><text:tab/><text:span text:style-name="T2"> </text:span><text:tab/><text:span text:style-name="T2">} </text:span></text:p>
                    </text:list-item>
                    <text:list-item>
                      <text:p text:style-name="P16"><text:span text:style-name="T2"><text:s/>&gt; </text:span><text:tab/><text:tab/><text:tab/><text:span text:style-name="T2">]</text:span></text:p>
                    </text:list-item>
                    <text:list-item>
                      <text:p text:style-name="P14"><text:s/>&gt; <text:span text:style-name="T3"><text:tab/></text:span>} </text:p>
                    </text:list-item>
                    <text:list-item>
                      <text:p text:style-name="P14"><text:s/><text:span text:style-name="T14">&gt; </text:span>);</text:p>
                    </text:list-item>
                    <text:list-item>
                      <text:p text:style-name="P15"/>
                    </text:list-item>
                  </text:list>
                </text:list-item>
              </text:list>
            </text:list-item>
            <text:list-item>
              <text:p text:style-name="P25">Grant authority</text:p>
              <text:list>
                <text:list-item>
                  <text:p text:style-name="P26">Create</text:p>
                  <text:list>
                    <text:list-item>
                      <text:p text:style-name="P18"><text:s/><text:span text:style-name="T15">&gt; </text:span>db.grantRolesToUser ( </text:p>
                    </text:list-item>
                    <text:list-item>
                      <text:p text:style-name="P17"><text:span text:style-name="T14"><text:s/>&gt; </text:span><text:tab/>“<text:span text:style-name="T7">Name</text:span>”, </text:p>
                    </text:list-item>
                    <text:list-item>
                      <text:p text:style-name="P17"><text:span text:style-name="T14"><text:s/>&gt; </text:span><text:tab/><text:span text:style-name="T14">[ </text:span></text:p>
                    </text:list-item>
                    <text:list-item>
                      <text:p text:style-name="P17"><text:span text:style-name="T14"><text:s/>&gt; </text:span><text:tab/><text:tab/><text:tab/><text:span text:style-name="T14">{</text:span></text:p>
                    </text:list-item>
                    <text:list-item>
                      <text:p text:style-name="P17"><text:span text:style-name="T14"><text:s/>&gt; </text:span><text:tab/><text:tab/><text:tab/><text:tab/><text:span text:style-name="T15">role: “</text:span><text:span text:style-name="T8">Role</text:span><text:span text:style-name="T15">”, </text:span></text:p>
                    </text:list-item>
                    <text:list-item>
                      <text:p text:style-name="P17"><text:span text:style-name="T14"><text:s/>&gt; </text:span><text:tab/><text:tab/><text:tab/><text:tab/><text:span text:style-name="T15">db: “</text:span><text:span text:style-name="T8">Database</text:span><text:span text:style-name="T15">”</text:span></text:p>
                    </text:list-item>
                    <text:list-item>
                      <text:p text:style-name="P17"><text:span text:style-name="T14"><text:s/>&gt; </text:span><text:tab/><text:tab/><text:tab/><text:span text:style-name="T15">}</text:span></text:p>
                    </text:list-item>
                    <text:list-item>
                      <text:p text:style-name="P17"><text:span text:style-name="T14"><text:s/>&gt; </text:span><text:tab/><text:span text:style-name="T15">]</text:span></text:p>
                    </text:list-item>
                    <text:list-item>
                      <text:p text:style-name="P19"><text:s/><text:span text:style-name="T15">&gt; </text:span>);</text:p>
                    </text:list-item>
                  </text:list>
                </text:list-item>
              </text:list>
            </text:list-item>
            <text:list-item>
              <text:p text:style-name="P28">Check authority</text:p>
              <text:list>
                <text:list-item>
                  <text:p text:style-name="P20"><text:s/>&gt; db.auth ( “<text:span text:style-name="T4">Name</text:span>”, “<text:span text:style-name="T4">Password</text:span>” );</text:p>
                </text:list-item>
              </text:list>
            </text:list-item>
          </text:list>
        </text:list-item>
        <text:list-item>
          <text:p text:style-name="P40">Materialize-CSS</text:p>
        </text:list-item>
      </text:list>
      <text:p text:style-name="P3"/>
      <text:p text:style-name="P3"/>
      <text:p text:style-name="P6">Reference </text:p>
      <text:p text:style-name="P5">MongoDB Authority : <text:a xlink:type="simple" xlink:href="https://docs.mongodb.org/manual/tutorial/enable-authentication/">https://docs.mongodb.org/manual/tutorial/enable-authentication/</text:a><text:span text:style-name="T4"> ( MongoDB official manual document )</text:span></text:p>
      <text:p text:style-name="P37"><text:span text:style-name="T26">Secure Shell : </text:span><text:a xlink:type="simple" xlink:href="http://forgiveall.tistory.com/186">http://forgiveall.tistory.com/186</text:a><text:span text:style-name="T4"> </text:span></text:p>
      <text:p text:style-name="P38"><text:span text:style-name="T26">Materialize CSS : </text:span><text:a xlink:type="simple" xlink:href="http://materializecss.com/">http://materializecss.com</text:a><text:span text:style-name="T4"> ( Front-end design framework )</text:span></text:p>
      <text:p text:style-name="P39"><text:span text:style-name="T26">MongoJS : </text:span><text:a xlink:type="simple" xlink:href="http://uiandwe.tistory.com/category/Node.js/8.%20mongodb">http://uiandwe.tistory.com/category/Node.js/8.%20mongodb</text:a><text:span text:style-name="T4"> ( MongoDB and Node.js connect module <text:s/>)</text:span></text:p>
      <text:p text:style-name="P3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나눔고딕코딩1" svg:font-family="나눔고딕코딩" style:font-family-generic="modern" style:font-pitch="fixed"/>
    <style:font-face style:name="나눔고딕1" svg:font-family="나눔고딕" style:font-pitch="variable"/>
    <style:font-face style:name="나눔고딕코딩" svg:font-family="나눔고딕코딩" style:font-pitch="variable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style:contextual-spacing="false" fo:line-height="100%" fo:text-indent="0cm" style:auto-text-indent="false" style:page-number="auto" fo:background-color="transparent" style:shadow="none" style:text-autospace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2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cm" style:contextual-spacing="false"/>
      <style:text-properties style:font-name="Liberation Mono" fo:font-family="'Liberation Mono'" style:font-family-generic="modern" style:font-pitch="fixed" fo:font-size="10pt" style:font-name-asian="나눔고딕코딩1" style:font-family-asian="나눔고딕코딩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18:27:16.733632920</meta:creation-date>
    <dc:date>2016-01-02T11:42:17.217211930</dc:date>
    <meta:editing-duration>PT3H14M35S</meta:editing-duration>
    <meta:editing-cycles>32</meta:editing-cycles>
    <meta:generator>LibreOffice/4.2.8.2$Linux_X86_64 LibreOffice_project/420m0$Build-2</meta:generator>
    <meta:document-statistic meta:table-count="0" meta:image-count="0" meta:object-count="0" meta:page-count="6" meta:paragraph-count="115" meta:word-count="515" meta:character-count="2831" meta:non-whitespace-character-count="2412"/>
  </office:meta>
</office:document-meta>
</file>